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5" calcext:value-type="float">
            <text:p>815</text:p>
          </table:table-cell>
          <table:table-cell office:value-type="float" office:value="425" calcext:value-type="float">
            <text:p>425</text:p>
          </table:table-cell>
          <table:table-cell office:value-type="float" office:value="1021" calcext:value-type="float">
            <text:p>1021</text:p>
          </table:table-cell>
          <table:table-cell office:value-type="float" office:value="919" calcext:value-type="float">
            <text:p>919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string" calcext:value-type="string">
            <text:p>24x2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5" calcext:value-type="float">
            <text:p>815</text:p>
          </table:table-cell>
          <table:table-cell office:value-type="float" office:value="425" calcext:value-type="float">
            <text:p>425</text:p>
          </table:table-cell>
          <table:table-cell office:value-type="float" office:value="1021" calcext:value-type="float">
            <text:p>1021</text:p>
          </table:table-cell>
          <table:table-cell office:value-type="float" office:value="919" calcext:value-type="float">
            <text:p>919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string" calcext:value-type="string">
            <text:p>Start: 0,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5" calcext:value-type="float">
            <text:p>815</text:p>
          </table:table-cell>
          <table:table-cell office:value-type="float" office:value="425" calcext:value-type="float">
            <text:p>425</text:p>
          </table:table-cell>
          <table:table-cell office:value-type="float" office:value="1021" calcext:value-type="float">
            <text:p>1021</text:p>
          </table:table-cell>
          <table:table-cell office:value-type="float" office:value="919" calcext:value-type="float">
            <text:p>919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string" calcext:value-type="string">
            <text:p>End: 23,2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5" calcext:value-type="float">
            <text:p>815</text:p>
          </table:table-cell>
          <table:table-cell office:value-type="float" office:value="412.316" calcext:value-type="float">
            <text:p>412.316</text:p>
          </table:table-cell>
          <table:table-cell office:value-type="float" office:value="1021" calcext:value-type="float">
            <text:p>1021</text:p>
          </table:table-cell>
          <table:table-cell office:value-type="float" office:value="917.716" calcext:value-type="float">
            <text:p>917.716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string" calcext:value-type="string">
            <text:p>1000 tries per difficulty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5" calcext:value-type="float">
            <text:p>815</text:p>
          </table:table-cell>
          <table:table-cell office:value-type="float" office:value="412.376" calcext:value-type="float">
            <text:p>412.376</text:p>
          </table:table-cell>
          <table:table-cell office:value-type="float" office:value="1021" calcext:value-type="float">
            <text:p>1021</text:p>
          </table:table-cell>
          <table:table-cell office:value-type="float" office:value="917.608" calcext:value-type="float">
            <text:p>917.608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723.528" calcext:value-type="float">
            <text:p>723.528</text:p>
          </table:table-cell>
          <table:table-cell office:value-type="float" office:value="811.988" calcext:value-type="float">
            <text:p>811.988</text:p>
          </table:table-cell>
          <table:table-cell office:value-type="float" office:value="411.982" calcext:value-type="float">
            <text:p>411.982</text:p>
          </table:table-cell>
          <table:table-cell office:value-type="float" office:value="1020.544" calcext:value-type="float">
            <text:p>1020.544</text:p>
          </table:table-cell>
          <table:table-cell office:value-type="float" office:value="920.992" calcext:value-type="float">
            <text:p>920.992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723.416" calcext:value-type="float">
            <text:p>723.416</text:p>
          </table:table-cell>
          <table:table-cell office:value-type="float" office:value="811.676" calcext:value-type="float">
            <text:p>811.676</text:p>
          </table:table-cell>
          <table:table-cell office:value-type="float" office:value="411.988" calcext:value-type="float">
            <text:p>411.988</text:p>
          </table:table-cell>
          <table:table-cell office:value-type="float" office:value="1020.452" calcext:value-type="float">
            <text:p>1020.452</text:p>
          </table:table-cell>
          <table:table-cell office:value-type="float" office:value="920.952" calcext:value-type="float">
            <text:p>920.952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717.998" calcext:value-type="float">
            <text:p>717.998</text:p>
          </table:table-cell>
          <table:table-cell office:value-type="float" office:value="809.96" calcext:value-type="float">
            <text:p>809.96</text:p>
          </table:table-cell>
          <table:table-cell office:value-type="float" office:value="411.804" calcext:value-type="float">
            <text:p>411.804</text:p>
          </table:table-cell>
          <table:table-cell office:value-type="float" office:value="1020.224" calcext:value-type="float">
            <text:p>1020.224</text:p>
          </table:table-cell>
          <table:table-cell office:value-type="float" office:value="920.396" calcext:value-type="float">
            <text:p>920.396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718.422" calcext:value-type="float">
            <text:p>718.422</text:p>
          </table:table-cell>
          <table:table-cell office:value-type="float" office:value="809.84" calcext:value-type="float">
            <text:p>809.84</text:p>
          </table:table-cell>
          <table:table-cell office:value-type="float" office:value="411.766" calcext:value-type="float">
            <text:p>411.766</text:p>
          </table:table-cell>
          <table:table-cell office:value-type="float" office:value="1020.16" calcext:value-type="float">
            <text:p>1020.16</text:p>
          </table:table-cell>
          <table:table-cell office:value-type="float" office:value="920.24" calcext:value-type="float">
            <text:p>920.24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718.576" calcext:value-type="float">
            <text:p>718.576</text:p>
          </table:table-cell>
          <table:table-cell office:value-type="float" office:value="809.696" calcext:value-type="float">
            <text:p>809.696</text:p>
          </table:table-cell>
          <table:table-cell office:value-type="float" office:value="411.848" calcext:value-type="float">
            <text:p>411.848</text:p>
          </table:table-cell>
          <table:table-cell office:value-type="float" office:value="1020.244" calcext:value-type="float">
            <text:p>1020.244</text:p>
          </table:table-cell>
          <table:table-cell office:value-type="float" office:value="920.146" calcext:value-type="float">
            <text:p>920.146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716.074" calcext:value-type="float">
            <text:p>716.074</text:p>
          </table:table-cell>
          <table:table-cell office:value-type="float" office:value="807.89" calcext:value-type="float">
            <text:p>807.89</text:p>
          </table:table-cell>
          <table:table-cell office:value-type="float" office:value="408.122" calcext:value-type="float">
            <text:p>408.122</text:p>
          </table:table-cell>
          <table:table-cell office:value-type="float" office:value="1023.846" calcext:value-type="float">
            <text:p>1023.846</text:p>
          </table:table-cell>
          <table:table-cell office:value-type="float" office:value="920.136" calcext:value-type="float">
            <text:p>920.136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715.264" calcext:value-type="float">
            <text:p>715.264</text:p>
          </table:table-cell>
          <table:table-cell office:value-type="float" office:value="808.264" calcext:value-type="float">
            <text:p>808.264</text:p>
          </table:table-cell>
          <table:table-cell office:value-type="float" office:value="408.262" calcext:value-type="float">
            <text:p>408.262</text:p>
          </table:table-cell>
          <table:table-cell office:value-type="float" office:value="1023.66" calcext:value-type="float">
            <text:p>1023.66</text:p>
          </table:table-cell>
          <table:table-cell office:value-type="float" office:value="920.02" calcext:value-type="float">
            <text:p>920.02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713.886" calcext:value-type="float">
            <text:p>713.886</text:p>
          </table:table-cell>
          <table:table-cell office:value-type="float" office:value="806.816" calcext:value-type="float">
            <text:p>806.816</text:p>
          </table:table-cell>
          <table:table-cell office:value-type="float" office:value="405.888" calcext:value-type="float">
            <text:p>405.888</text:p>
          </table:table-cell>
          <table:table-cell office:value-type="float" office:value="1020.836" calcext:value-type="float">
            <text:p>1020.836</text:p>
          </table:table-cell>
          <table:table-cell office:value-type="float" office:value="919.986" calcext:value-type="float">
            <text:p>919.986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713.68" calcext:value-type="float">
            <text:p>713.68</text:p>
          </table:table-cell>
          <table:table-cell office:value-type="float" office:value="806.52" calcext:value-type="float">
            <text:p>806.52</text:p>
          </table:table-cell>
          <table:table-cell office:value-type="float" office:value="406.032" calcext:value-type="float">
            <text:p>406.032</text:p>
          </table:table-cell>
          <table:table-cell office:value-type="float" office:value="1020.34" calcext:value-type="float">
            <text:p>1020.34</text:p>
          </table:table-cell>
          <table:table-cell office:value-type="float" office:value="919.838" calcext:value-type="float">
            <text:p>919.838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711.726" calcext:value-type="float">
            <text:p>711.726</text:p>
          </table:table-cell>
          <table:table-cell office:value-type="float" office:value="803.242" calcext:value-type="float">
            <text:p>803.242</text:p>
          </table:table-cell>
          <table:table-cell office:value-type="float" office:value="403.378" calcext:value-type="float">
            <text:p>403.378</text:p>
          </table:table-cell>
          <table:table-cell office:value-type="float" office:value="1018.876" calcext:value-type="float">
            <text:p>1018.876</text:p>
          </table:table-cell>
          <table:table-cell office:value-type="float" office:value="919.716" calcext:value-type="float">
            <text:p>919.716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712.328" calcext:value-type="float">
            <text:p>712.328</text:p>
          </table:table-cell>
          <table:table-cell office:value-type="float" office:value="803.19" calcext:value-type="float">
            <text:p>803.19</text:p>
          </table:table-cell>
          <table:table-cell office:value-type="float" office:value="404.286" calcext:value-type="float">
            <text:p>404.286</text:p>
          </table:table-cell>
          <table:table-cell office:value-type="float" office:value="1017.846" calcext:value-type="float">
            <text:p>1017.846</text:p>
          </table:table-cell>
          <table:table-cell office:value-type="float" office:value="919.712" calcext:value-type="float">
            <text:p>919.712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710.598" calcext:value-type="float">
            <text:p>710.598</text:p>
          </table:table-cell>
          <table:table-cell office:value-type="float" office:value="794.958" calcext:value-type="float">
            <text:p>794.958</text:p>
          </table:table-cell>
          <table:table-cell office:value-type="float" office:value="399.11" calcext:value-type="float">
            <text:p>399.11</text:p>
          </table:table-cell>
          <table:table-cell office:value-type="float" office:value="1015.544" calcext:value-type="float">
            <text:p>1015.544</text:p>
          </table:table-cell>
          <table:table-cell office:value-type="float" office:value="919.588" calcext:value-type="float">
            <text:p>919.588</text:p>
          </table:table-cell>
          <table:table-cell office:value-type="float" office:value="902.312" calcext:value-type="float">
            <text:p>902.312</text:p>
          </table:table-cell>
          <table:table-cell table:number-columns-repeated="3"/>
        </table:table-row>
        <table:table-row table:style-name="ro1">
          <table:table-cell office:value-type="float" office:value="711.462" calcext:value-type="float">
            <text:p>711.462</text:p>
          </table:table-cell>
          <table:table-cell office:value-type="float" office:value="795.46" calcext:value-type="float">
            <text:p>795.46</text:p>
          </table:table-cell>
          <table:table-cell office:value-type="float" office:value="399.596" calcext:value-type="float">
            <text:p>399.596</text:p>
          </table:table-cell>
          <table:table-cell office:value-type="float" office:value="1015.7" calcext:value-type="float">
            <text:p>1015.7</text:p>
          </table:table-cell>
          <table:table-cell office:value-type="float" office:value="919.576" calcext:value-type="float">
            <text:p>919.576</text:p>
          </table:table-cell>
          <table:table-cell office:value-type="float" office:value="901.352" calcext:value-type="float">
            <text:p>901.352</text:p>
          </table:table-cell>
          <table:table-cell table:number-columns-repeated="3"/>
        </table:table-row>
        <table:table-row table:style-name="ro1">
          <table:table-cell office:value-type="float" office:value="711.18" calcext:value-type="float">
            <text:p>711.18</text:p>
          </table:table-cell>
          <table:table-cell office:value-type="float" office:value="795" calcext:value-type="float">
            <text:p>795</text:p>
          </table:table-cell>
          <table:table-cell office:value-type="float" office:value="399.926" calcext:value-type="float">
            <text:p>399.926</text:p>
          </table:table-cell>
          <table:table-cell office:value-type="float" office:value="1017.124" calcext:value-type="float">
            <text:p>1017.124</text:p>
          </table:table-cell>
          <table:table-cell office:value-type="float" office:value="919.614" calcext:value-type="float">
            <text:p>919.614</text:p>
          </table:table-cell>
          <table:table-cell office:value-type="float" office:value="901.992" calcext:value-type="float">
            <text:p>901.992</text:p>
          </table:table-cell>
          <table:table-cell table:number-columns-repeated="3"/>
        </table:table-row>
        <table:table-row table:style-name="ro1">
          <table:table-cell office:value-type="float" office:value="705.288" calcext:value-type="float">
            <text:p>705.288</text:p>
          </table:table-cell>
          <table:table-cell office:value-type="float" office:value="789.366" calcext:value-type="float">
            <text:p>789.366</text:p>
          </table:table-cell>
          <table:table-cell office:value-type="float" office:value="396.154" calcext:value-type="float">
            <text:p>396.154</text:p>
          </table:table-cell>
          <table:table-cell office:value-type="float" office:value="1014.544" calcext:value-type="float">
            <text:p>1014.544</text:p>
          </table:table-cell>
          <table:table-cell office:value-type="float" office:value="918.23" calcext:value-type="float">
            <text:p>918.23</text:p>
          </table:table-cell>
          <table:table-cell office:value-type="float" office:value="893.384" calcext:value-type="float">
            <text:p>893.384</text:p>
          </table:table-cell>
          <table:table-cell table:number-columns-repeated="3"/>
        </table:table-row>
        <table:table-row table:style-name="ro1">
          <table:table-cell office:value-type="float" office:value="705.482" calcext:value-type="float">
            <text:p>705.482</text:p>
          </table:table-cell>
          <table:table-cell office:value-type="float" office:value="789.218" calcext:value-type="float">
            <text:p>789.218</text:p>
          </table:table-cell>
          <table:table-cell office:value-type="float" office:value="395.372" calcext:value-type="float">
            <text:p>395.372</text:p>
          </table:table-cell>
          <table:table-cell office:value-type="float" office:value="1013.692" calcext:value-type="float">
            <text:p>1013.692</text:p>
          </table:table-cell>
          <table:table-cell office:value-type="float" office:value="917.844" calcext:value-type="float">
            <text:p>917.844</text:p>
          </table:table-cell>
          <table:table-cell office:value-type="float" office:value="893.48" calcext:value-type="float">
            <text:p>893.48</text:p>
          </table:table-cell>
          <table:table-cell table:number-columns-repeated="3"/>
        </table:table-row>
        <table:table-row table:style-name="ro1">
          <table:table-cell office:value-type="float" office:value="700.234" calcext:value-type="float">
            <text:p>700.234</text:p>
          </table:table-cell>
          <table:table-cell office:value-type="float" office:value="771.41" calcext:value-type="float">
            <text:p>771.41</text:p>
          </table:table-cell>
          <table:table-cell office:value-type="float" office:value="393.606" calcext:value-type="float">
            <text:p>393.606</text:p>
          </table:table-cell>
          <table:table-cell office:value-type="float" office:value="1012.718" calcext:value-type="float">
            <text:p>1012.718</text:p>
          </table:table-cell>
          <table:table-cell office:value-type="float" office:value="916.482" calcext:value-type="float">
            <text:p>916.482</text:p>
          </table:table-cell>
          <table:table-cell office:value-type="float" office:value="885.912" calcext:value-type="float">
            <text:p>885.912</text:p>
          </table:table-cell>
          <table:table-cell table:number-columns-repeated="3"/>
        </table:table-row>
        <table:table-row table:style-name="ro1">
          <table:table-cell office:value-type="float" office:value="700.334" calcext:value-type="float">
            <text:p>700.334</text:p>
          </table:table-cell>
          <table:table-cell office:value-type="float" office:value="771.482" calcext:value-type="float">
            <text:p>771.482</text:p>
          </table:table-cell>
          <table:table-cell office:value-type="float" office:value="393.656" calcext:value-type="float">
            <text:p>393.656</text:p>
          </table:table-cell>
          <table:table-cell office:value-type="float" office:value="1011.404" calcext:value-type="float">
            <text:p>1011.404</text:p>
          </table:table-cell>
          <table:table-cell office:value-type="float" office:value="916.79" calcext:value-type="float">
            <text:p>916.79</text:p>
          </table:table-cell>
          <table:table-cell office:value-type="float" office:value="884.792" calcext:value-type="float">
            <text:p>884.792</text:p>
          </table:table-cell>
          <table:table-cell table:number-columns-repeated="3"/>
        </table:table-row>
        <table:table-row table:style-name="ro1">
          <table:table-cell office:value-type="float" office:value="695.666" calcext:value-type="float">
            <text:p>695.666</text:p>
          </table:table-cell>
          <table:table-cell office:value-type="float" office:value="765.298" calcext:value-type="float">
            <text:p>765.298</text:p>
          </table:table-cell>
          <table:table-cell office:value-type="float" office:value="376.06" calcext:value-type="float">
            <text:p>376.06</text:p>
          </table:table-cell>
          <table:table-cell office:value-type="float" office:value="1010.838" calcext:value-type="float">
            <text:p>1010.838</text:p>
          </table:table-cell>
          <table:table-cell office:value-type="float" office:value="915.256" calcext:value-type="float">
            <text:p>915.256</text:p>
          </table:table-cell>
          <table:table-cell office:value-type="float" office:value="879.504" calcext:value-type="float">
            <text:p>879.504</text:p>
          </table:table-cell>
          <table:table-cell table:number-columns-repeated="3"/>
        </table:table-row>
        <table:table-row table:style-name="ro1">
          <table:table-cell office:value-type="float" office:value="695.5" calcext:value-type="float">
            <text:p>695.5</text:p>
          </table:table-cell>
          <table:table-cell office:value-type="float" office:value="764.826" calcext:value-type="float">
            <text:p>764.826</text:p>
          </table:table-cell>
          <table:table-cell office:value-type="float" office:value="378.72" calcext:value-type="float">
            <text:p>378.72</text:p>
          </table:table-cell>
          <table:table-cell office:value-type="float" office:value="1011.316" calcext:value-type="float">
            <text:p>1011.316</text:p>
          </table:table-cell>
          <table:table-cell office:value-type="float" office:value="915.538" calcext:value-type="float">
            <text:p>915.538</text:p>
          </table:table-cell>
          <table:table-cell office:value-type="float" office:value="877.518" calcext:value-type="float">
            <text:p>877.518</text:p>
          </table:table-cell>
          <table:table-cell table:number-columns-repeated="3"/>
        </table:table-row>
        <table:table-row table:style-name="ro1">
          <table:table-cell office:value-type="float" office:value="691.778" calcext:value-type="float">
            <text:p>691.778</text:p>
          </table:table-cell>
          <table:table-cell office:value-type="float" office:value="758.798" calcext:value-type="float">
            <text:p>758.798</text:p>
          </table:table-cell>
          <table:table-cell office:value-type="float" office:value="365.92" calcext:value-type="float">
            <text:p>365.92</text:p>
          </table:table-cell>
          <table:table-cell office:value-type="float" office:value="1010.7" calcext:value-type="float">
            <text:p>1010.7</text:p>
          </table:table-cell>
          <table:table-cell office:value-type="float" office:value="914.152" calcext:value-type="float">
            <text:p>914.152</text:p>
          </table:table-cell>
          <table:table-cell office:value-type="float" office:value="873.836" calcext:value-type="float">
            <text:p>873.836</text:p>
          </table:table-cell>
          <table:table-cell table:number-columns-repeated="3"/>
        </table:table-row>
        <table:table-row table:style-name="ro1">
          <table:table-cell office:value-type="float" office:value="692.078" calcext:value-type="float">
            <text:p>692.078</text:p>
          </table:table-cell>
          <table:table-cell office:value-type="float" office:value="758.464" calcext:value-type="float">
            <text:p>758.464</text:p>
          </table:table-cell>
          <table:table-cell office:value-type="float" office:value="359.424" calcext:value-type="float">
            <text:p>359.424</text:p>
          </table:table-cell>
          <table:table-cell office:value-type="float" office:value="1009.598" calcext:value-type="float">
            <text:p>1009.598</text:p>
          </table:table-cell>
          <table:table-cell office:value-type="float" office:value="914.624" calcext:value-type="float">
            <text:p>914.624</text:p>
          </table:table-cell>
          <table:table-cell office:value-type="float" office:value="877.448" calcext:value-type="float">
            <text:p>877.448</text:p>
          </table:table-cell>
          <table:table-cell table:number-columns-repeated="3"/>
        </table:table-row>
        <table:table-row table:style-name="ro1">
          <table:table-cell office:value-type="float" office:value="692.486" calcext:value-type="float">
            <text:p>692.486</text:p>
          </table:table-cell>
          <table:table-cell office:value-type="float" office:value="757.554" calcext:value-type="float">
            <text:p>757.554</text:p>
          </table:table-cell>
          <table:table-cell office:value-type="float" office:value="362.62" calcext:value-type="float">
            <text:p>362.62</text:p>
          </table:table-cell>
          <table:table-cell office:value-type="float" office:value="1009.648" calcext:value-type="float">
            <text:p>1009.648</text:p>
          </table:table-cell>
          <table:table-cell office:value-type="float" office:value="914.06" calcext:value-type="float">
            <text:p>914.06</text:p>
          </table:table-cell>
          <table:table-cell office:value-type="float" office:value="875.072" calcext:value-type="float">
            <text:p>875.072</text:p>
          </table:table-cell>
          <table:table-cell table:number-columns-repeated="3"/>
        </table:table-row>
        <table:table-row table:style-name="ro1">
          <table:table-cell office:value-type="float" office:value="688.854" calcext:value-type="float">
            <text:p>688.854</text:p>
          </table:table-cell>
          <table:table-cell office:value-type="float" office:value="751.332" calcext:value-type="float">
            <text:p>751.332</text:p>
          </table:table-cell>
          <table:table-cell office:value-type="float" office:value="349.65" calcext:value-type="float">
            <text:p>349.65</text:p>
          </table:table-cell>
          <table:table-cell office:value-type="float" office:value="983.202" calcext:value-type="float">
            <text:p>983.202</text:p>
          </table:table-cell>
          <table:table-cell office:value-type="float" office:value="910.676" calcext:value-type="float">
            <text:p>910.676</text:p>
          </table:table-cell>
          <table:table-cell office:value-type="float" office:value="870.93" calcext:value-type="float">
            <text:p>870.93</text:p>
          </table:table-cell>
          <table:table-cell table:number-columns-repeated="3"/>
        </table:table-row>
        <table:table-row table:style-name="ro1">
          <table:table-cell office:value-type="float" office:value="688.868" calcext:value-type="float">
            <text:p>688.868</text:p>
          </table:table-cell>
          <table:table-cell office:value-type="float" office:value="751.51" calcext:value-type="float">
            <text:p>751.51</text:p>
          </table:table-cell>
          <table:table-cell office:value-type="float" office:value="352.84" calcext:value-type="float">
            <text:p>352.84</text:p>
          </table:table-cell>
          <table:table-cell office:value-type="float" office:value="983.18" calcext:value-type="float">
            <text:p>983.18</text:p>
          </table:table-cell>
          <table:table-cell office:value-type="float" office:value="910.438" calcext:value-type="float">
            <text:p>910.438</text:p>
          </table:table-cell>
          <table:table-cell office:value-type="float" office:value="871.148" calcext:value-type="float">
            <text:p>871.148</text:p>
          </table:table-cell>
          <table:table-cell table:number-columns-repeated="3"/>
        </table:table-row>
        <table:table-row table:style-name="ro1">
          <table:table-cell office:value-type="float" office:value="686.944" calcext:value-type="float">
            <text:p>686.944</text:p>
          </table:table-cell>
          <table:table-cell office:value-type="float" office:value="745.854" calcext:value-type="float">
            <text:p>745.854</text:p>
          </table:table-cell>
          <table:table-cell office:value-type="float" office:value="336.978" calcext:value-type="float">
            <text:p>336.978</text:p>
          </table:table-cell>
          <table:table-cell office:value-type="float" office:value="964.666" calcext:value-type="float">
            <text:p>964.666</text:p>
          </table:table-cell>
          <table:table-cell office:value-type="float" office:value="906.492" calcext:value-type="float">
            <text:p>906.492</text:p>
          </table:table-cell>
          <table:table-cell office:value-type="float" office:value="866.266" calcext:value-type="float">
            <text:p>866.266</text:p>
          </table:table-cell>
          <table:table-cell table:number-columns-repeated="3"/>
        </table:table-row>
        <table:table-row table:style-name="ro1">
          <table:table-cell office:value-type="float" office:value="686.796" calcext:value-type="float">
            <text:p>686.796</text:p>
          </table:table-cell>
          <table:table-cell office:value-type="float" office:value="746.206" calcext:value-type="float">
            <text:p>746.206</text:p>
          </table:table-cell>
          <table:table-cell office:value-type="float" office:value="339.18" calcext:value-type="float">
            <text:p>339.18</text:p>
          </table:table-cell>
          <table:table-cell office:value-type="float" office:value="969.94" calcext:value-type="float">
            <text:p>969.94</text:p>
          </table:table-cell>
          <table:table-cell office:value-type="float" office:value="907.246" calcext:value-type="float">
            <text:p>907.246</text:p>
          </table:table-cell>
          <table:table-cell office:value-type="float" office:value="863.092" calcext:value-type="float">
            <text:p>863.092</text:p>
          </table:table-cell>
          <table:table-cell table:number-columns-repeated="3"/>
        </table:table-row>
        <table:table-row table:style-name="ro1">
          <table:table-cell office:value-type="float" office:value="682.166" calcext:value-type="float">
            <text:p>682.166</text:p>
          </table:table-cell>
          <table:table-cell office:value-type="float" office:value="741.61" calcext:value-type="float">
            <text:p>741.61</text:p>
          </table:table-cell>
          <table:table-cell office:value-type="float" office:value="327.39" calcext:value-type="float">
            <text:p>327.39</text:p>
          </table:table-cell>
          <table:table-cell office:value-type="float" office:value="958.566" calcext:value-type="float">
            <text:p>958.566</text:p>
          </table:table-cell>
          <table:table-cell office:value-type="float" office:value="903.946" calcext:value-type="float">
            <text:p>903.946</text:p>
          </table:table-cell>
          <table:table-cell office:value-type="float" office:value="853.07" calcext:value-type="float">
            <text:p>853.07</text:p>
          </table:table-cell>
          <table:table-cell table:number-columns-repeated="3"/>
        </table:table-row>
        <table:table-row table:style-name="ro1">
          <table:table-cell office:value-type="float" office:value="681.008" calcext:value-type="float">
            <text:p>681.008</text:p>
          </table:table-cell>
          <table:table-cell office:value-type="float" office:value="741.562" calcext:value-type="float">
            <text:p>741.562</text:p>
          </table:table-cell>
          <table:table-cell office:value-type="float" office:value="333.134" calcext:value-type="float">
            <text:p>333.134</text:p>
          </table:table-cell>
          <table:table-cell office:value-type="float" office:value="954.002" calcext:value-type="float">
            <text:p>954.002</text:p>
          </table:table-cell>
          <table:table-cell office:value-type="float" office:value="903.06" calcext:value-type="float">
            <text:p>903.06</text:p>
          </table:table-cell>
          <table:table-cell office:value-type="float" office:value="854.58" calcext:value-type="float">
            <text:p>854.58</text:p>
          </table:table-cell>
          <table:table-cell table:number-columns-repeated="3"/>
        </table:table-row>
        <table:table-row table:style-name="ro1">
          <table:table-cell office:value-type="float" office:value="682.06" calcext:value-type="float">
            <text:p>682.06</text:p>
          </table:table-cell>
          <table:table-cell office:value-type="float" office:value="741.78" calcext:value-type="float">
            <text:p>741.78</text:p>
          </table:table-cell>
          <table:table-cell office:value-type="float" office:value="333.074" calcext:value-type="float">
            <text:p>333.074</text:p>
          </table:table-cell>
          <table:table-cell office:value-type="float" office:value="957.288" calcext:value-type="float">
            <text:p>957.288</text:p>
          </table:table-cell>
          <table:table-cell office:value-type="float" office:value="902.794" calcext:value-type="float">
            <text:p>902.794</text:p>
          </table:table-cell>
          <table:table-cell office:value-type="float" office:value="856.514" calcext:value-type="float">
            <text:p>856.514</text:p>
          </table:table-cell>
          <table:table-cell table:number-columns-repeated="3"/>
        </table:table-row>
        <table:table-row table:style-name="ro1">
          <table:table-cell office:value-type="float" office:value="674.632" calcext:value-type="float">
            <text:p>674.632</text:p>
          </table:table-cell>
          <table:table-cell office:value-type="float" office:value="732.878" calcext:value-type="float">
            <text:p>732.878</text:p>
          </table:table-cell>
          <table:table-cell office:value-type="float" office:value="318.932" calcext:value-type="float">
            <text:p>318.932</text:p>
          </table:table-cell>
          <table:table-cell office:value-type="float" office:value="942.98" calcext:value-type="float">
            <text:p>942.98</text:p>
          </table:table-cell>
          <table:table-cell office:value-type="float" office:value="900.816" calcext:value-type="float">
            <text:p>900.816</text:p>
          </table:table-cell>
          <table:table-cell office:value-type="float" office:value="848.218" calcext:value-type="float">
            <text:p>848.218</text:p>
          </table:table-cell>
          <table:table-cell table:number-columns-repeated="3"/>
        </table:table-row>
        <table:table-row table:style-name="ro1">
          <table:table-cell office:value-type="float" office:value="674.222" calcext:value-type="float">
            <text:p>674.222</text:p>
          </table:table-cell>
          <table:table-cell office:value-type="float" office:value="733.096" calcext:value-type="float">
            <text:p>733.096</text:p>
          </table:table-cell>
          <table:table-cell office:value-type="float" office:value="323.798" calcext:value-type="float">
            <text:p>323.798</text:p>
          </table:table-cell>
          <table:table-cell office:value-type="float" office:value="940.906" calcext:value-type="float">
            <text:p>940.906</text:p>
          </table:table-cell>
          <table:table-cell office:value-type="float" office:value="900.216" calcext:value-type="float">
            <text:p>900.216</text:p>
          </table:table-cell>
          <table:table-cell office:value-type="float" office:value="850.274" calcext:value-type="float">
            <text:p>850.274</text:p>
          </table:table-cell>
          <table:table-cell table:number-columns-repeated="3"/>
        </table:table-row>
        <table:table-row table:style-name="ro1">
          <table:table-cell office:value-type="float" office:value="670.422" calcext:value-type="float">
            <text:p>670.422</text:p>
          </table:table-cell>
          <table:table-cell office:value-type="float" office:value="725.806" calcext:value-type="float">
            <text:p>725.806</text:p>
          </table:table-cell>
          <table:table-cell office:value-type="float" office:value="317.888" calcext:value-type="float">
            <text:p>317.888</text:p>
          </table:table-cell>
          <table:table-cell office:value-type="float" office:value="916.314" calcext:value-type="float">
            <text:p>916.314</text:p>
          </table:table-cell>
          <table:table-cell office:value-type="float" office:value="898.334" calcext:value-type="float">
            <text:p>898.334</text:p>
          </table:table-cell>
          <table:table-cell office:value-type="float" office:value="840.918" calcext:value-type="float">
            <text:p>840.918</text:p>
          </table:table-cell>
          <table:table-cell table:number-columns-repeated="3"/>
        </table:table-row>
        <table:table-row table:style-name="ro1">
          <table:table-cell office:value-type="float" office:value="670.504" calcext:value-type="float">
            <text:p>670.504</text:p>
          </table:table-cell>
          <table:table-cell office:value-type="float" office:value="725.802" calcext:value-type="float">
            <text:p>725.802</text:p>
          </table:table-cell>
          <table:table-cell office:value-type="float" office:value="312.106" calcext:value-type="float">
            <text:p>312.106</text:p>
          </table:table-cell>
          <table:table-cell office:value-type="float" office:value="930.448" calcext:value-type="float">
            <text:p>930.448</text:p>
          </table:table-cell>
          <table:table-cell office:value-type="float" office:value="897.592" calcext:value-type="float">
            <text:p>897.592</text:p>
          </table:table-cell>
          <table:table-cell office:value-type="float" office:value="837.414" calcext:value-type="float">
            <text:p>837.414</text:p>
          </table:table-cell>
          <table:table-cell table:number-columns-repeated="3"/>
        </table:table-row>
        <table:table-row table:style-name="ro1">
          <table:table-cell office:value-type="float" office:value="661.396" calcext:value-type="float">
            <text:p>661.396</text:p>
          </table:table-cell>
          <table:table-cell office:value-type="float" office:value="707.502" calcext:value-type="float">
            <text:p>707.502</text:p>
          </table:table-cell>
          <table:table-cell office:value-type="float" office:value="308.394" calcext:value-type="float">
            <text:p>308.394</text:p>
          </table:table-cell>
          <table:table-cell office:value-type="float" office:value="919.858" calcext:value-type="float">
            <text:p>919.858</text:p>
          </table:table-cell>
          <table:table-cell office:value-type="float" office:value="895.574" calcext:value-type="float">
            <text:p>895.574</text:p>
          </table:table-cell>
          <table:table-cell office:value-type="float" office:value="839.612" calcext:value-type="float">
            <text:p>839.612</text:p>
          </table:table-cell>
          <table:table-cell table:number-columns-repeated="3"/>
        </table:table-row>
        <table:table-row table:style-name="ro1">
          <table:table-cell office:value-type="float" office:value="662.258" calcext:value-type="float">
            <text:p>662.258</text:p>
          </table:table-cell>
          <table:table-cell office:value-type="float" office:value="711.062" calcext:value-type="float">
            <text:p>711.062</text:p>
          </table:table-cell>
          <table:table-cell office:value-type="float" office:value="308.02" calcext:value-type="float">
            <text:p>308.02</text:p>
          </table:table-cell>
          <table:table-cell office:value-type="float" office:value="917.15" calcext:value-type="float">
            <text:p>917.15</text:p>
          </table:table-cell>
          <table:table-cell office:value-type="float" office:value="894.468" calcext:value-type="float">
            <text:p>894.468</text:p>
          </table:table-cell>
          <table:table-cell office:value-type="float" office:value="833.45" calcext:value-type="float">
            <text:p>833.45</text:p>
          </table:table-cell>
          <table:table-cell table:number-columns-repeated="3"/>
        </table:table-row>
        <table:table-row table:style-name="ro1">
          <table:table-cell office:value-type="float" office:value="659.092" calcext:value-type="float">
            <text:p>659.092</text:p>
          </table:table-cell>
          <table:table-cell office:value-type="float" office:value="699.244" calcext:value-type="float">
            <text:p>699.244</text:p>
          </table:table-cell>
          <table:table-cell office:value-type="float" office:value="298.57" calcext:value-type="float">
            <text:p>298.57</text:p>
          </table:table-cell>
          <table:table-cell office:value-type="float" office:value="905.532" calcext:value-type="float">
            <text:p>905.532</text:p>
          </table:table-cell>
          <table:table-cell office:value-type="float" office:value="892.436" calcext:value-type="float">
            <text:p>892.436</text:p>
          </table:table-cell>
          <table:table-cell office:value-type="float" office:value="817.07" calcext:value-type="float">
            <text:p>817.07</text:p>
          </table:table-cell>
          <table:table-cell table:number-columns-repeated="3"/>
        </table:table-row>
        <table:table-row table:style-name="ro1">
          <table:table-cell office:value-type="float" office:value="658.222" calcext:value-type="float">
            <text:p>658.222</text:p>
          </table:table-cell>
          <table:table-cell office:value-type="float" office:value="700.076" calcext:value-type="float">
            <text:p>700.076</text:p>
          </table:table-cell>
          <table:table-cell office:value-type="float" office:value="301.054" calcext:value-type="float">
            <text:p>301.054</text:p>
          </table:table-cell>
          <table:table-cell office:value-type="float" office:value="916.882" calcext:value-type="float">
            <text:p>916.882</text:p>
          </table:table-cell>
          <table:table-cell office:value-type="float" office:value="893.028" calcext:value-type="float">
            <text:p>893.028</text:p>
          </table:table-cell>
          <table:table-cell office:value-type="float" office:value="814.668" calcext:value-type="float">
            <text:p>814.668</text:p>
          </table:table-cell>
          <table:table-cell table:number-columns-repeated="3"/>
        </table:table-row>
        <table:table-row table:style-name="ro1">
          <table:table-cell office:value-type="float" office:value="655.496" calcext:value-type="float">
            <text:p>655.496</text:p>
          </table:table-cell>
          <table:table-cell office:value-type="float" office:value="703.474" calcext:value-type="float">
            <text:p>703.474</text:p>
          </table:table-cell>
          <table:table-cell office:value-type="float" office:value="300.192" calcext:value-type="float">
            <text:p>300.192</text:p>
          </table:table-cell>
          <table:table-cell office:value-type="float" office:value="910.368" calcext:value-type="float">
            <text:p>910.368</text:p>
          </table:table-cell>
          <table:table-cell office:value-type="float" office:value="892.586" calcext:value-type="float">
            <text:p>892.586</text:p>
          </table:table-cell>
          <table:table-cell office:value-type="float" office:value="818.43" calcext:value-type="float">
            <text:p>818.43</text:p>
          </table:table-cell>
          <table:table-cell table:number-columns-repeated="3"/>
        </table:table-row>
        <table:table-row table:style-name="ro1">
          <table:table-cell office:value-type="float" office:value="654.532" calcext:value-type="float">
            <text:p>654.532</text:p>
          </table:table-cell>
          <table:table-cell office:value-type="float" office:value="691.652" calcext:value-type="float">
            <text:p>691.652</text:p>
          </table:table-cell>
          <table:table-cell office:value-type="float" office:value="296.082" calcext:value-type="float">
            <text:p>296.082</text:p>
          </table:table-cell>
          <table:table-cell office:value-type="float" office:value="895.682" calcext:value-type="float">
            <text:p>895.682</text:p>
          </table:table-cell>
          <table:table-cell office:value-type="float" office:value="851.71" calcext:value-type="float">
            <text:p>851.71</text:p>
          </table:table-cell>
          <table:table-cell office:value-type="float" office:value="786.786" calcext:value-type="float">
            <text:p>786.786</text:p>
          </table:table-cell>
          <table:table-cell table:number-columns-repeated="3"/>
        </table:table-row>
        <table:table-row table:style-name="ro1">
          <table:table-cell office:value-type="float" office:value="653.602" calcext:value-type="float">
            <text:p>653.602</text:p>
          </table:table-cell>
          <table:table-cell office:value-type="float" office:value="693.504" calcext:value-type="float">
            <text:p>693.504</text:p>
          </table:table-cell>
          <table:table-cell office:value-type="float" office:value="297.57" calcext:value-type="float">
            <text:p>297.57</text:p>
          </table:table-cell>
          <table:table-cell office:value-type="float" office:value="898.564" calcext:value-type="float">
            <text:p>898.564</text:p>
          </table:table-cell>
          <table:table-cell office:value-type="float" office:value="857.916" calcext:value-type="float">
            <text:p>857.916</text:p>
          </table:table-cell>
          <table:table-cell office:value-type="float" office:value="788.144" calcext:value-type="float">
            <text:p>788.144</text:p>
          </table:table-cell>
          <table:table-cell table:number-columns-repeated="3"/>
        </table:table-row>
        <table:table-row table:style-name="ro1">
          <table:table-cell office:value-type="float" office:value="650.806" calcext:value-type="float">
            <text:p>650.806</text:p>
          </table:table-cell>
          <table:table-cell office:value-type="float" office:value="677.156" calcext:value-type="float">
            <text:p>677.156</text:p>
          </table:table-cell>
          <table:table-cell office:value-type="float" office:value="290.522" calcext:value-type="float">
            <text:p>290.522</text:p>
          </table:table-cell>
          <table:table-cell office:value-type="float" office:value="893.152" calcext:value-type="float">
            <text:p>893.152</text:p>
          </table:table-cell>
          <table:table-cell office:value-type="float" office:value="821.02" calcext:value-type="float">
            <text:p>821.02</text:p>
          </table:table-cell>
          <table:table-cell office:value-type="float" office:value="762.784" calcext:value-type="float">
            <text:p>762.784</text:p>
          </table:table-cell>
          <table:table-cell table:number-columns-repeated="3"/>
        </table:table-row>
        <table:table-row table:style-name="ro1">
          <table:table-cell office:value-type="float" office:value="650.406" calcext:value-type="float">
            <text:p>650.406</text:p>
          </table:table-cell>
          <table:table-cell office:value-type="float" office:value="675.398" calcext:value-type="float">
            <text:p>675.398</text:p>
          </table:table-cell>
          <table:table-cell office:value-type="float" office:value="294.536" calcext:value-type="float">
            <text:p>294.536</text:p>
          </table:table-cell>
          <table:table-cell office:value-type="float" office:value="894.142" calcext:value-type="float">
            <text:p>894.142</text:p>
          </table:table-cell>
          <table:table-cell office:value-type="float" office:value="826.622" calcext:value-type="float">
            <text:p>826.622</text:p>
          </table:table-cell>
          <table:table-cell office:value-type="float" office:value="766.376" calcext:value-type="float">
            <text:p>766.376</text:p>
          </table:table-cell>
          <table:table-cell table:number-columns-repeated="3"/>
        </table:table-row>
        <table:table-row table:style-name="ro1">
          <table:table-cell office:value-type="float" office:value="645.088" calcext:value-type="float">
            <text:p>645.088</text:p>
          </table:table-cell>
          <table:table-cell office:value-type="float" office:value="663.72" calcext:value-type="float">
            <text:p>663.72</text:p>
          </table:table-cell>
          <table:table-cell office:value-type="float" office:value="285.034" calcext:value-type="float">
            <text:p>285.034</text:p>
          </table:table-cell>
          <table:table-cell office:value-type="float" office:value="850.644" calcext:value-type="float">
            <text:p>850.644</text:p>
          </table:table-cell>
          <table:table-cell office:value-type="float" office:value="795.476" calcext:value-type="float">
            <text:p>795.476</text:p>
          </table:table-cell>
          <table:table-cell office:value-type="float" office:value="744.248" calcext:value-type="float">
            <text:p>744.248</text:p>
          </table:table-cell>
          <table:table-cell table:number-columns-repeated="3"/>
        </table:table-row>
        <table:table-row table:style-name="ro1">
          <table:table-cell office:value-type="float" office:value="644.866" calcext:value-type="float">
            <text:p>644.866</text:p>
          </table:table-cell>
          <table:table-cell office:value-type="float" office:value="661.164" calcext:value-type="float">
            <text:p>661.164</text:p>
          </table:table-cell>
          <table:table-cell office:value-type="float" office:value="289.99" calcext:value-type="float">
            <text:p>289.99</text:p>
          </table:table-cell>
          <table:table-cell office:value-type="float" office:value="860.75" calcext:value-type="float">
            <text:p>860.75</text:p>
          </table:table-cell>
          <table:table-cell office:value-type="float" office:value="803.684" calcext:value-type="float">
            <text:p>803.684</text:p>
          </table:table-cell>
          <table:table-cell office:value-type="float" office:value="737.808" calcext:value-type="float">
            <text:p>737.808</text:p>
          </table:table-cell>
          <table:table-cell table:number-columns-repeated="3"/>
        </table:table-row>
        <table:table-row table:style-name="ro1">
          <table:table-cell office:value-type="float" office:value="640.478" calcext:value-type="float">
            <text:p>640.478</text:p>
          </table:table-cell>
          <table:table-cell office:value-type="float" office:value="656.636" calcext:value-type="float">
            <text:p>656.636</text:p>
          </table:table-cell>
          <table:table-cell office:value-type="float" office:value="282.708" calcext:value-type="float">
            <text:p>282.708</text:p>
          </table:table-cell>
          <table:table-cell office:value-type="float" office:value="839.204" calcext:value-type="float">
            <text:p>839.204</text:p>
          </table:table-cell>
          <table:table-cell office:value-type="float" office:value="788.164" calcext:value-type="float">
            <text:p>788.164</text:p>
          </table:table-cell>
          <table:table-cell office:value-type="float" office:value="735.392" calcext:value-type="float">
            <text:p>735.392</text:p>
          </table:table-cell>
          <table:table-cell table:number-columns-repeated="3"/>
        </table:table-row>
        <table:table-row table:style-name="ro1">
          <table:table-cell office:value-type="float" office:value="641.784" calcext:value-type="float">
            <text:p>641.784</text:p>
          </table:table-cell>
          <table:table-cell office:value-type="float" office:value="656.916" calcext:value-type="float">
            <text:p>656.916</text:p>
          </table:table-cell>
          <table:table-cell office:value-type="float" office:value="283.154" calcext:value-type="float">
            <text:p>283.154</text:p>
          </table:table-cell>
          <table:table-cell office:value-type="float" office:value="845.082" calcext:value-type="float">
            <text:p>845.082</text:p>
          </table:table-cell>
          <table:table-cell office:value-type="float" office:value="776.966" calcext:value-type="float">
            <text:p>776.966</text:p>
          </table:table-cell>
          <table:table-cell office:value-type="float" office:value="730.874" calcext:value-type="float">
            <text:p>730.874</text:p>
          </table:table-cell>
          <table:table-cell table:number-columns-repeated="3"/>
        </table:table-row>
        <table:table-row table:style-name="ro1">
          <table:table-cell office:value-type="float" office:value="641.738" calcext:value-type="float">
            <text:p>641.738</text:p>
          </table:table-cell>
          <table:table-cell office:value-type="float" office:value="655.598" calcext:value-type="float">
            <text:p>655.598</text:p>
          </table:table-cell>
          <table:table-cell office:value-type="float" office:value="281.728" calcext:value-type="float">
            <text:p>281.728</text:p>
          </table:table-cell>
          <table:table-cell office:value-type="float" office:value="845.848" calcext:value-type="float">
            <text:p>845.848</text:p>
          </table:table-cell>
          <table:table-cell office:value-type="float" office:value="791.626" calcext:value-type="float">
            <text:p>791.626</text:p>
          </table:table-cell>
          <table:table-cell office:value-type="float" office:value="738.672" calcext:value-type="float">
            <text:p>738.672</text:p>
          </table:table-cell>
          <table:table-cell table:number-columns-repeated="3"/>
        </table:table-row>
        <table:table-row table:style-name="ro1">
          <table:table-cell office:value-type="float" office:value="636.744" calcext:value-type="float">
            <text:p>636.744</text:p>
          </table:table-cell>
          <table:table-cell office:value-type="float" office:value="647.928" calcext:value-type="float">
            <text:p>647.928</text:p>
          </table:table-cell>
          <table:table-cell office:value-type="float" office:value="264.416" calcext:value-type="float">
            <text:p>264.416</text:p>
          </table:table-cell>
          <table:table-cell office:value-type="float" office:value="834.392" calcext:value-type="float">
            <text:p>834.392</text:p>
          </table:table-cell>
          <table:table-cell office:value-type="float" office:value="797.772" calcext:value-type="float">
            <text:p>797.772</text:p>
          </table:table-cell>
          <table:table-cell office:value-type="float" office:value="730.514" calcext:value-type="float">
            <text:p>730.514</text:p>
          </table:table-cell>
          <table:table-cell table:number-columns-repeated="3"/>
        </table:table-row>
        <table:table-row table:style-name="ro1">
          <table:table-cell office:value-type="float" office:value="636.384" calcext:value-type="float">
            <text:p>636.384</text:p>
          </table:table-cell>
          <table:table-cell office:value-type="float" office:value="649.354" calcext:value-type="float">
            <text:p>649.354</text:p>
          </table:table-cell>
          <table:table-cell office:value-type="float" office:value="272.06" calcext:value-type="float">
            <text:p>272.06</text:p>
          </table:table-cell>
          <table:table-cell office:value-type="float" office:value="840.666" calcext:value-type="float">
            <text:p>840.666</text:p>
          </table:table-cell>
          <table:table-cell office:value-type="float" office:value="775.454" calcext:value-type="float">
            <text:p>775.454</text:p>
          </table:table-cell>
          <table:table-cell office:value-type="float" office:value="722.824" calcext:value-type="float">
            <text:p>722.824</text:p>
          </table:table-cell>
          <table:table-cell table:number-columns-repeated="3"/>
        </table:table-row>
        <table:table-row table:style-name="ro1">
          <table:table-cell office:value-type="float" office:value="631.8" calcext:value-type="float">
            <text:p>631.8</text:p>
          </table:table-cell>
          <table:table-cell office:value-type="float" office:value="639.078" calcext:value-type="float">
            <text:p>639.078</text:p>
          </table:table-cell>
          <table:table-cell office:value-type="float" office:value="264.636" calcext:value-type="float">
            <text:p>264.636</text:p>
          </table:table-cell>
          <table:table-cell office:value-type="float" office:value="832.432" calcext:value-type="float">
            <text:p>832.432</text:p>
          </table:table-cell>
          <table:table-cell office:value-type="float" office:value="769.904" calcext:value-type="float">
            <text:p>769.904</text:p>
          </table:table-cell>
          <table:table-cell office:value-type="float" office:value="711.414" calcext:value-type="float">
            <text:p>711.414</text:p>
          </table:table-cell>
          <table:table-cell table:number-columns-repeated="3"/>
        </table:table-row>
        <table:table-row table:style-name="ro1">
          <table:table-cell office:value-type="float" office:value="629.452" calcext:value-type="float">
            <text:p>629.452</text:p>
          </table:table-cell>
          <table:table-cell office:value-type="float" office:value="641.198" calcext:value-type="float">
            <text:p>641.198</text:p>
          </table:table-cell>
          <table:table-cell office:value-type="float" office:value="270.048" calcext:value-type="float">
            <text:p>270.048</text:p>
          </table:table-cell>
          <table:table-cell office:value-type="float" office:value="829.728" calcext:value-type="float">
            <text:p>829.728</text:p>
          </table:table-cell>
          <table:table-cell office:value-type="float" office:value="772.792" calcext:value-type="float">
            <text:p>772.792</text:p>
          </table:table-cell>
          <table:table-cell office:value-type="float" office:value="713.786" calcext:value-type="float">
            <text:p>713.786</text:p>
          </table:table-cell>
          <table:table-cell table:number-columns-repeated="3"/>
        </table:table-row>
        <table:table-row table:style-name="ro1">
          <table:table-cell office:value-type="float" office:value="625.414" calcext:value-type="float">
            <text:p>625.414</text:p>
          </table:table-cell>
          <table:table-cell office:value-type="float" office:value="633.32" calcext:value-type="float">
            <text:p>633.32</text:p>
          </table:table-cell>
          <table:table-cell office:value-type="float" office:value="260.144" calcext:value-type="float">
            <text:p>260.144</text:p>
          </table:table-cell>
          <table:table-cell office:value-type="float" office:value="805.258" calcext:value-type="float">
            <text:p>805.258</text:p>
          </table:table-cell>
          <table:table-cell office:value-type="float" office:value="771.184" calcext:value-type="float">
            <text:p>771.184</text:p>
          </table:table-cell>
          <table:table-cell office:value-type="float" office:value="697.626" calcext:value-type="float">
            <text:p>697.626</text:p>
          </table:table-cell>
          <table:table-cell table:number-columns-repeated="3"/>
        </table:table-row>
        <table:table-row table:style-name="ro1">
          <table:table-cell office:value-type="float" office:value="625.912" calcext:value-type="float">
            <text:p>625.912</text:p>
          </table:table-cell>
          <table:table-cell office:value-type="float" office:value="633.11" calcext:value-type="float">
            <text:p>633.11</text:p>
          </table:table-cell>
          <table:table-cell office:value-type="float" office:value="259.176" calcext:value-type="float">
            <text:p>259.176</text:p>
          </table:table-cell>
          <table:table-cell office:value-type="float" office:value="817.932" calcext:value-type="float">
            <text:p>817.932</text:p>
          </table:table-cell>
          <table:table-cell office:value-type="float" office:value="771.552" calcext:value-type="float">
            <text:p>771.552</text:p>
          </table:table-cell>
          <table:table-cell office:value-type="float" office:value="705.218" calcext:value-type="float">
            <text:p>705.218</text:p>
          </table:table-cell>
          <table:table-cell table:number-columns-repeated="3"/>
        </table:table-row>
        <table:table-row table:style-name="ro1">
          <table:table-cell office:value-type="float" office:value="625.214" calcext:value-type="float">
            <text:p>625.214</text:p>
          </table:table-cell>
          <table:table-cell office:value-type="float" office:value="635.598" calcext:value-type="float">
            <text:p>635.598</text:p>
          </table:table-cell>
          <table:table-cell office:value-type="float" office:value="262.888" calcext:value-type="float">
            <text:p>262.888</text:p>
          </table:table-cell>
          <table:table-cell office:value-type="float" office:value="818.534" calcext:value-type="float">
            <text:p>818.534</text:p>
          </table:table-cell>
          <table:table-cell office:value-type="float" office:value="761.012" calcext:value-type="float">
            <text:p>761.012</text:p>
          </table:table-cell>
          <table:table-cell office:value-type="float" office:value="700.712" calcext:value-type="float">
            <text:p>700.712</text:p>
          </table:table-cell>
          <table:table-cell table:number-columns-repeated="3"/>
        </table:table-row>
        <table:table-row table:style-name="ro1">
          <table:table-cell office:value-type="float" office:value="620.316" calcext:value-type="float">
            <text:p>620.316</text:p>
          </table:table-cell>
          <table:table-cell office:value-type="float" office:value="626.588" calcext:value-type="float">
            <text:p>626.588</text:p>
          </table:table-cell>
          <table:table-cell office:value-type="float" office:value="248.226" calcext:value-type="float">
            <text:p>248.226</text:p>
          </table:table-cell>
          <table:table-cell office:value-type="float" office:value="798.624" calcext:value-type="float">
            <text:p>798.624</text:p>
          </table:table-cell>
          <table:table-cell office:value-type="float" office:value="770.106" calcext:value-type="float">
            <text:p>770.106</text:p>
          </table:table-cell>
          <table:table-cell office:value-type="float" office:value="689.57" calcext:value-type="float">
            <text:p>689.57</text:p>
          </table:table-cell>
          <table:table-cell table:number-columns-repeated="3"/>
        </table:table-row>
        <table:table-row table:style-name="ro1">
          <table:table-cell office:value-type="float" office:value="621.766" calcext:value-type="float">
            <text:p>621.766</text:p>
          </table:table-cell>
          <table:table-cell office:value-type="float" office:value="622.5" calcext:value-type="float">
            <text:p>622.5</text:p>
          </table:table-cell>
          <table:table-cell office:value-type="float" office:value="249.968" calcext:value-type="float">
            <text:p>249.968</text:p>
          </table:table-cell>
          <table:table-cell office:value-type="float" office:value="801.362" calcext:value-type="float">
            <text:p>801.362</text:p>
          </table:table-cell>
          <table:table-cell office:value-type="float" office:value="768.34" calcext:value-type="float">
            <text:p>768.34</text:p>
          </table:table-cell>
          <table:table-cell office:value-type="float" office:value="688.392" calcext:value-type="float">
            <text:p>688.392</text:p>
          </table:table-cell>
          <table:table-cell table:number-columns-repeated="3"/>
        </table:table-row>
        <table:table-row table:style-name="ro1">
          <table:table-cell office:value-type="float" office:value="613.706" calcext:value-type="float">
            <text:p>613.706</text:p>
          </table:table-cell>
          <table:table-cell office:value-type="float" office:value="610.308" calcext:value-type="float">
            <text:p>610.308</text:p>
          </table:table-cell>
          <table:table-cell office:value-type="float" office:value="236.12" calcext:value-type="float">
            <text:p>236.12</text:p>
          </table:table-cell>
          <table:table-cell office:value-type="float" office:value="784.704" calcext:value-type="float">
            <text:p>784.704</text:p>
          </table:table-cell>
          <table:table-cell office:value-type="float" office:value="757.15" calcext:value-type="float">
            <text:p>757.15</text:p>
          </table:table-cell>
          <table:table-cell office:value-type="float" office:value="676.738" calcext:value-type="float">
            <text:p>676.738</text:p>
          </table:table-cell>
          <table:table-cell table:number-columns-repeated="3"/>
        </table:table-row>
        <table:table-row table:style-name="ro1">
          <table:table-cell office:value-type="float" office:value="614.442" calcext:value-type="float">
            <text:p>614.442</text:p>
          </table:table-cell>
          <table:table-cell office:value-type="float" office:value="613.724" calcext:value-type="float">
            <text:p>613.724</text:p>
          </table:table-cell>
          <table:table-cell office:value-type="float" office:value="244.03" calcext:value-type="float">
            <text:p>244.03</text:p>
          </table:table-cell>
          <table:table-cell office:value-type="float" office:value="787.828" calcext:value-type="float">
            <text:p>787.828</text:p>
          </table:table-cell>
          <table:table-cell office:value-type="float" office:value="744.174" calcext:value-type="float">
            <text:p>744.174</text:p>
          </table:table-cell>
          <table:table-cell office:value-type="float" office:value="679.478" calcext:value-type="float">
            <text:p>679.478</text:p>
          </table:table-cell>
          <table:table-cell table:number-columns-repeated="3"/>
        </table:table-row>
        <table:table-row table:style-name="ro1">
          <table:table-cell office:value-type="float" office:value="608.064" calcext:value-type="float">
            <text:p>608.064</text:p>
          </table:table-cell>
          <table:table-cell office:value-type="float" office:value="601.864" calcext:value-type="float">
            <text:p>601.864</text:p>
          </table:table-cell>
          <table:table-cell office:value-type="float" office:value="230.054" calcext:value-type="float">
            <text:p>230.054</text:p>
          </table:table-cell>
          <table:table-cell office:value-type="float" office:value="775.744" calcext:value-type="float">
            <text:p>775.744</text:p>
          </table:table-cell>
          <table:table-cell office:value-type="float" office:value="741.974" calcext:value-type="float">
            <text:p>741.974</text:p>
          </table:table-cell>
          <table:table-cell office:value-type="float" office:value="665.03" calcext:value-type="float">
            <text:p>665.03</text:p>
          </table:table-cell>
          <table:table-cell table:number-columns-repeated="3"/>
        </table:table-row>
        <table:table-row table:style-name="ro1">
          <table:table-cell office:value-type="float" office:value="608.604" calcext:value-type="float">
            <text:p>608.604</text:p>
          </table:table-cell>
          <table:table-cell office:value-type="float" office:value="602.46" calcext:value-type="float">
            <text:p>602.46</text:p>
          </table:table-cell>
          <table:table-cell office:value-type="float" office:value="229.71" calcext:value-type="float">
            <text:p>229.71</text:p>
          </table:table-cell>
          <table:table-cell office:value-type="float" office:value="784.588" calcext:value-type="float">
            <text:p>784.588</text:p>
          </table:table-cell>
          <table:table-cell office:value-type="float" office:value="735.062" calcext:value-type="float">
            <text:p>735.062</text:p>
          </table:table-cell>
          <table:table-cell office:value-type="float" office:value="662.154" calcext:value-type="float">
            <text:p>662.154</text:p>
          </table:table-cell>
          <table:table-cell table:number-columns-repeated="3"/>
        </table:table-row>
        <table:table-row table:style-name="ro1">
          <table:table-cell office:value-type="float" office:value="601.348" calcext:value-type="float">
            <text:p>601.348</text:p>
          </table:table-cell>
          <table:table-cell office:value-type="float" office:value="591.69" calcext:value-type="float">
            <text:p>591.69</text:p>
          </table:table-cell>
          <table:table-cell office:value-type="float" office:value="220.188" calcext:value-type="float">
            <text:p>220.188</text:p>
          </table:table-cell>
          <table:table-cell office:value-type="float" office:value="763.908" calcext:value-type="float">
            <text:p>763.908</text:p>
          </table:table-cell>
          <table:table-cell office:value-type="float" office:value="726.094" calcext:value-type="float">
            <text:p>726.094</text:p>
          </table:table-cell>
          <table:table-cell office:value-type="float" office:value="647.318" calcext:value-type="float">
            <text:p>647.318</text:p>
          </table:table-cell>
          <table:table-cell table:number-columns-repeated="3"/>
        </table:table-row>
        <table:table-row table:style-name="ro1">
          <table:table-cell office:value-type="float" office:value="601.736" calcext:value-type="float">
            <text:p>601.736</text:p>
          </table:table-cell>
          <table:table-cell office:value-type="float" office:value="592.822" calcext:value-type="float">
            <text:p>592.822</text:p>
          </table:table-cell>
          <table:table-cell office:value-type="float" office:value="221" calcext:value-type="float">
            <text:p>221</text:p>
          </table:table-cell>
          <table:table-cell office:value-type="float" office:value="753.128" calcext:value-type="float">
            <text:p>753.128</text:p>
          </table:table-cell>
          <table:table-cell office:value-type="float" office:value="722.164" calcext:value-type="float">
            <text:p>722.164</text:p>
          </table:table-cell>
          <table:table-cell office:value-type="float" office:value="645.576" calcext:value-type="float">
            <text:p>645.576</text:p>
          </table:table-cell>
          <table:table-cell table:number-columns-repeated="3"/>
        </table:table-row>
        <table:table-row table:style-name="ro1">
          <table:table-cell office:value-type="float" office:value="602.19" calcext:value-type="float">
            <text:p>602.19</text:p>
          </table:table-cell>
          <table:table-cell office:value-type="float" office:value="592.648" calcext:value-type="float">
            <text:p>592.648</text:p>
          </table:table-cell>
          <table:table-cell office:value-type="float" office:value="220.102" calcext:value-type="float">
            <text:p>220.102</text:p>
          </table:table-cell>
          <table:table-cell office:value-type="float" office:value="765.934" calcext:value-type="float">
            <text:p>765.934</text:p>
          </table:table-cell>
          <table:table-cell office:value-type="float" office:value="713.764" calcext:value-type="float">
            <text:p>713.764</text:p>
          </table:table-cell>
          <table:table-cell office:value-type="float" office:value="648.748" calcext:value-type="float">
            <text:p>648.748</text:p>
          </table:table-cell>
          <table:table-cell table:number-columns-repeated="3"/>
        </table:table-row>
        <table:table-row table:style-name="ro1">
          <table:table-cell office:value-type="float" office:value="593.616" calcext:value-type="float">
            <text:p>593.616</text:p>
          </table:table-cell>
          <table:table-cell office:value-type="float" office:value="579.392" calcext:value-type="float">
            <text:p>579.392</text:p>
          </table:table-cell>
          <table:table-cell office:value-type="float" office:value="210.31" calcext:value-type="float">
            <text:p>210.31</text:p>
          </table:table-cell>
          <table:table-cell office:value-type="float" office:value="754.32" calcext:value-type="float">
            <text:p>754.32</text:p>
          </table:table-cell>
          <table:table-cell office:value-type="float" office:value="701.322" calcext:value-type="float">
            <text:p>701.322</text:p>
          </table:table-cell>
          <table:table-cell office:value-type="float" office:value="639.85" calcext:value-type="float">
            <text:p>639.85</text:p>
          </table:table-cell>
          <table:table-cell table:number-columns-repeated="3"/>
        </table:table-row>
        <table:table-row table:style-name="ro1">
          <table:table-cell office:value-type="float" office:value="595.228" calcext:value-type="float">
            <text:p>595.228</text:p>
          </table:table-cell>
          <table:table-cell office:value-type="float" office:value="580.84" calcext:value-type="float">
            <text:p>580.84</text:p>
          </table:table-cell>
          <table:table-cell office:value-type="float" office:value="211.278" calcext:value-type="float">
            <text:p>211.278</text:p>
          </table:table-cell>
          <table:table-cell office:value-type="float" office:value="744.16" calcext:value-type="float">
            <text:p>744.16</text:p>
          </table:table-cell>
          <table:table-cell office:value-type="float" office:value="720.84" calcext:value-type="float">
            <text:p>720.84</text:p>
          </table:table-cell>
          <table:table-cell office:value-type="float" office:value="635.222" calcext:value-type="float">
            <text:p>635.222</text:p>
          </table:table-cell>
          <table:table-cell table:number-columns-repeated="3"/>
        </table:table-row>
        <table:table-row table:style-name="ro1">
          <table:table-cell office:value-type="float" office:value="605.794" calcext:value-type="float">
            <text:p>605.794</text:p>
          </table:table-cell>
          <table:table-cell office:value-type="float" office:value="569.7" calcext:value-type="float">
            <text:p>569.7</text:p>
          </table:table-cell>
          <table:table-cell office:value-type="float" office:value="199.044" calcext:value-type="float">
            <text:p>199.044</text:p>
          </table:table-cell>
          <table:table-cell office:value-type="float" office:value="725.26" calcext:value-type="float">
            <text:p>725.26</text:p>
          </table:table-cell>
          <table:table-cell office:value-type="float" office:value="707.72" calcext:value-type="float">
            <text:p>707.72</text:p>
          </table:table-cell>
          <table:table-cell office:value-type="float" office:value="628.87" calcext:value-type="float">
            <text:p>628.87</text:p>
          </table:table-cell>
          <table:table-cell table:number-columns-repeated="3"/>
        </table:table-row>
        <table:table-row table:style-name="ro1">
          <table:table-cell office:value-type="float" office:value="607.148" calcext:value-type="float">
            <text:p>607.148</text:p>
          </table:table-cell>
          <table:table-cell office:value-type="float" office:value="566.956" calcext:value-type="float">
            <text:p>566.956</text:p>
          </table:table-cell>
          <table:table-cell office:value-type="float" office:value="197.132" calcext:value-type="float">
            <text:p>197.132</text:p>
          </table:table-cell>
          <table:table-cell office:value-type="float" office:value="732.712" calcext:value-type="float">
            <text:p>732.712</text:p>
          </table:table-cell>
          <table:table-cell office:value-type="float" office:value="696.474" calcext:value-type="float">
            <text:p>696.474</text:p>
          </table:table-cell>
          <table:table-cell office:value-type="float" office:value="626.304" calcext:value-type="float">
            <text:p>626.304</text:p>
          </table:table-cell>
          <table:table-cell table:number-columns-repeated="3"/>
        </table:table-row>
        <table:table-row table:style-name="ro1">
          <table:table-cell office:value-type="float" office:value="418.002" calcext:value-type="float">
            <text:p>418.002</text:p>
          </table:table-cell>
          <table:table-cell office:value-type="float" office:value="556.348" calcext:value-type="float">
            <text:p>556.348</text:p>
          </table:table-cell>
          <table:table-cell office:value-type="float" office:value="185.432" calcext:value-type="float">
            <text:p>185.432</text:p>
          </table:table-cell>
          <table:table-cell office:value-type="float" office:value="711.368" calcext:value-type="float">
            <text:p>711.368</text:p>
          </table:table-cell>
          <table:table-cell office:value-type="float" office:value="670.734" calcext:value-type="float">
            <text:p>670.734</text:p>
          </table:table-cell>
          <table:table-cell office:value-type="float" office:value="609.194" calcext:value-type="float">
            <text:p>609.194</text:p>
          </table:table-cell>
          <table:table-cell table:number-columns-repeated="3"/>
        </table:table-row>
        <table:table-row table:style-name="ro1">
          <table:table-cell office:value-type="float" office:value="415.032" calcext:value-type="float">
            <text:p>415.032</text:p>
          </table:table-cell>
          <table:table-cell office:value-type="float" office:value="555.508" calcext:value-type="float">
            <text:p>555.508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714.7" calcext:value-type="float">
            <text:p>714.7</text:p>
          </table:table-cell>
          <table:table-cell office:value-type="float" office:value="679.592" calcext:value-type="float">
            <text:p>679.592</text:p>
          </table:table-cell>
          <table:table-cell office:value-type="float" office:value="607.944" calcext:value-type="float">
            <text:p>607.944</text:p>
          </table:table-cell>
          <table:table-cell table:number-columns-repeated="3"/>
        </table:table-row>
        <table:table-row table:style-name="ro1">
          <table:table-cell office:value-type="float" office:value="408.796" calcext:value-type="float">
            <text:p>408.796</text:p>
          </table:table-cell>
          <table:table-cell office:value-type="float" office:value="550.732" calcext:value-type="float">
            <text:p>550.732</text:p>
          </table:table-cell>
          <table:table-cell office:value-type="float" office:value="184.852" calcext:value-type="float">
            <text:p>184.852</text:p>
          </table:table-cell>
          <table:table-cell office:value-type="float" office:value="683.39" calcext:value-type="float">
            <text:p>683.39</text:p>
          </table:table-cell>
          <table:table-cell office:value-type="float" office:value="648.054" calcext:value-type="float">
            <text:p>648.054</text:p>
          </table:table-cell>
          <table:table-cell office:value-type="float" office:value="592.214" calcext:value-type="float">
            <text:p>592.214</text:p>
          </table:table-cell>
          <table:table-cell table:number-columns-repeated="3"/>
        </table:table-row>
        <table:table-row table:style-name="ro1">
          <table:table-cell office:value-type="float" office:value="412.32" calcext:value-type="float">
            <text:p>412.32</text:p>
          </table:table-cell>
          <table:table-cell office:value-type="float" office:value="546.526" calcext:value-type="float">
            <text:p>546.526</text:p>
          </table:table-cell>
          <table:table-cell office:value-type="float" office:value="184.546" calcext:value-type="float">
            <text:p>184.546</text:p>
          </table:table-cell>
          <table:table-cell office:value-type="float" office:value="676.238" calcext:value-type="float">
            <text:p>676.238</text:p>
          </table:table-cell>
          <table:table-cell office:value-type="float" office:value="656.788" calcext:value-type="float">
            <text:p>656.788</text:p>
          </table:table-cell>
          <table:table-cell office:value-type="float" office:value="593.004" calcext:value-type="float">
            <text:p>593.004</text:p>
          </table:table-cell>
          <table:table-cell table:number-columns-repeated="3"/>
        </table:table-row>
        <table:table-row table:style-name="ro1">
          <table:table-cell office:value-type="float" office:value="409.438" calcext:value-type="float">
            <text:p>409.438</text:p>
          </table:table-cell>
          <table:table-cell office:value-type="float" office:value="545.35" calcext:value-type="float">
            <text:p>545.35</text:p>
          </table:table-cell>
          <table:table-cell office:value-type="float" office:value="184.834" calcext:value-type="float">
            <text:p>184.834</text:p>
          </table:table-cell>
          <table:table-cell office:value-type="float" office:value="681.802" calcext:value-type="float">
            <text:p>681.802</text:p>
          </table:table-cell>
          <table:table-cell office:value-type="float" office:value="667.942" calcext:value-type="float">
            <text:p>667.942</text:p>
          </table:table-cell>
          <table:table-cell office:value-type="float" office:value="587.062" calcext:value-type="float">
            <text:p>587.062</text:p>
          </table:table-cell>
          <table:table-cell table:number-columns-repeated="3"/>
        </table:table-row>
        <table:table-row table:style-name="ro1">
          <table:table-cell office:value-type="float" office:value="403.064" calcext:value-type="float">
            <text:p>403.064</text:p>
          </table:table-cell>
          <table:table-cell office:value-type="float" office:value="527.888" calcext:value-type="float">
            <text:p>527.888</text:p>
          </table:table-cell>
          <table:table-cell office:value-type="float" office:value="184.184" calcext:value-type="float">
            <text:p>184.184</text:p>
          </table:table-cell>
          <table:table-cell office:value-type="float" office:value="635.596" calcext:value-type="float">
            <text:p>635.596</text:p>
          </table:table-cell>
          <table:table-cell office:value-type="float" office:value="633.792" calcext:value-type="float">
            <text:p>633.792</text:p>
          </table:table-cell>
          <table:table-cell office:value-type="float" office:value="563.992" calcext:value-type="float">
            <text:p>563.992</text:p>
          </table:table-cell>
          <table:table-cell table:number-columns-repeated="3"/>
        </table:table-row>
        <table:table-row table:style-name="ro1">
          <table:table-cell office:value-type="float" office:value="400.552" calcext:value-type="float">
            <text:p>400.552</text:p>
          </table:table-cell>
          <table:table-cell office:value-type="float" office:value="534.988" calcext:value-type="float">
            <text:p>534.988</text:p>
          </table:table-cell>
          <table:table-cell office:value-type="float" office:value="184.148" calcext:value-type="float">
            <text:p>184.148</text:p>
          </table:table-cell>
          <table:table-cell office:value-type="float" office:value="647.736" calcext:value-type="float">
            <text:p>647.736</text:p>
          </table:table-cell>
          <table:table-cell office:value-type="float" office:value="653.396" calcext:value-type="float">
            <text:p>653.396</text:p>
          </table:table-cell>
          <table:table-cell office:value-type="float" office:value="565.538" calcext:value-type="float">
            <text:p>565.538</text:p>
          </table:table-cell>
          <table:table-cell table:number-columns-repeated="3"/>
        </table:table-row>
        <table:table-row table:style-name="ro1">
          <table:table-cell office:value-type="float" office:value="394.404" calcext:value-type="float">
            <text:p>394.404</text:p>
          </table:table-cell>
          <table:table-cell office:value-type="float" office:value="511.116" calcext:value-type="float">
            <text:p>511.116</text:p>
          </table:table-cell>
          <table:table-cell office:value-type="float" office:value="182.974" calcext:value-type="float">
            <text:p>182.974</text:p>
          </table:table-cell>
          <table:table-cell office:value-type="float" office:value="635.912" calcext:value-type="float">
            <text:p>635.912</text:p>
          </table:table-cell>
          <table:table-cell office:value-type="float" office:value="612.03" calcext:value-type="float">
            <text:p>612.03</text:p>
          </table:table-cell>
          <table:table-cell office:value-type="float" office:value="539.026" calcext:value-type="float">
            <text:p>539.026</text:p>
          </table:table-cell>
          <table:table-cell table:number-columns-repeated="3"/>
        </table:table-row>
        <table:table-row table:style-name="ro1">
          <table:table-cell office:value-type="float" office:value="394.414" calcext:value-type="float">
            <text:p>394.414</text:p>
          </table:table-cell>
          <table:table-cell office:value-type="float" office:value="511.394" calcext:value-type="float">
            <text:p>511.394</text:p>
          </table:table-cell>
          <table:table-cell office:value-type="float" office:value="183.114" calcext:value-type="float">
            <text:p>183.114</text:p>
          </table:table-cell>
          <table:table-cell office:value-type="float" office:value="638.756" calcext:value-type="float">
            <text:p>638.756</text:p>
          </table:table-cell>
          <table:table-cell office:value-type="float" office:value="606.098" calcext:value-type="float">
            <text:p>606.098</text:p>
          </table:table-cell>
          <table:table-cell office:value-type="float" office:value="539.656" calcext:value-type="float">
            <text:p>539.656</text:p>
          </table:table-cell>
          <table:table-cell table:number-columns-repeated="3"/>
        </table:table-row>
        <table:table-row table:style-name="ro1">
          <table:table-cell office:value-type="float" office:value="387.728" calcext:value-type="float">
            <text:p>387.728</text:p>
          </table:table-cell>
          <table:table-cell office:value-type="float" office:value="491.84" calcext:value-type="float">
            <text:p>491.84</text:p>
          </table:table-cell>
          <table:table-cell office:value-type="float" office:value="182.082" calcext:value-type="float">
            <text:p>182.082</text:p>
          </table:table-cell>
          <table:table-cell office:value-type="float" office:value="638.156" calcext:value-type="float">
            <text:p>638.156</text:p>
          </table:table-cell>
          <table:table-cell office:value-type="float" office:value="579.03" calcext:value-type="float">
            <text:p>579.03</text:p>
          </table:table-cell>
          <table:table-cell office:value-type="float" office:value="506.1" calcext:value-type="float">
            <text:p>506.1</text:p>
          </table:table-cell>
          <table:table-cell table:number-columns-repeated="3"/>
        </table:table-row>
        <table:table-row table:style-name="ro1">
          <table:table-cell office:value-type="float" office:value="387.87" calcext:value-type="float">
            <text:p>387.87</text:p>
          </table:table-cell>
          <table:table-cell office:value-type="float" office:value="490.414" calcext:value-type="float">
            <text:p>490.414</text:p>
          </table:table-cell>
          <table:table-cell office:value-type="float" office:value="181.85" calcext:value-type="float">
            <text:p>181.85</text:p>
          </table:table-cell>
          <table:table-cell office:value-type="float" office:value="636.68" calcext:value-type="float">
            <text:p>636.68</text:p>
          </table:table-cell>
          <table:table-cell office:value-type="float" office:value="565.162" calcext:value-type="float">
            <text:p>565.162</text:p>
          </table:table-cell>
          <table:table-cell office:value-type="float" office:value="507.178" calcext:value-type="float">
            <text:p>507.178</text:p>
          </table:table-cell>
          <table:table-cell table:number-columns-repeated="3"/>
        </table:table-row>
        <table:table-row table:style-name="ro1">
          <table:table-cell office:value-type="float" office:value="387.928" calcext:value-type="float">
            <text:p>387.928</text:p>
          </table:table-cell>
          <table:table-cell office:value-type="float" office:value="490.796" calcext:value-type="float">
            <text:p>490.796</text:p>
          </table:table-cell>
          <table:table-cell office:value-type="float" office:value="182.15" calcext:value-type="float">
            <text:p>182.15</text:p>
          </table:table-cell>
          <table:table-cell office:value-type="float" office:value="618.976" calcext:value-type="float">
            <text:p>618.976</text:p>
          </table:table-cell>
          <table:table-cell office:value-type="float" office:value="582.482" calcext:value-type="float">
            <text:p>582.482</text:p>
          </table:table-cell>
          <table:table-cell office:value-type="float" office:value="507.864" calcext:value-type="float">
            <text:p>507.864</text:p>
          </table:table-cell>
          <table:table-cell table:number-columns-repeated="3"/>
        </table:table-row>
        <table:table-row table:style-name="ro1">
          <table:table-cell office:value-type="float" office:value="385.72" calcext:value-type="float">
            <text:p>385.72</text:p>
          </table:table-cell>
          <table:table-cell office:value-type="float" office:value="461.348" calcext:value-type="float">
            <text:p>461.348</text:p>
          </table:table-cell>
          <table:table-cell office:value-type="float" office:value="181.146" calcext:value-type="float">
            <text:p>181.146</text:p>
          </table:table-cell>
          <table:table-cell office:value-type="float" office:value="617" calcext:value-type="float">
            <text:p>617</text:p>
          </table:table-cell>
          <table:table-cell office:value-type="float" office:value="569.488" calcext:value-type="float">
            <text:p>569.488</text:p>
          </table:table-cell>
          <table:table-cell office:value-type="float" office:value="476.896" calcext:value-type="float">
            <text:p>476.896</text:p>
          </table:table-cell>
          <table:table-cell table:number-columns-repeated="3"/>
        </table:table-row>
        <table:table-row table:style-name="ro1">
          <table:table-cell office:value-type="float" office:value="385.78" calcext:value-type="float">
            <text:p>385.78</text:p>
          </table:table-cell>
          <table:table-cell office:value-type="float" office:value="460.304" calcext:value-type="float">
            <text:p>460.304</text:p>
          </table:table-cell>
          <table:table-cell office:value-type="float" office:value="181.364" calcext:value-type="float">
            <text:p>181.364</text:p>
          </table:table-cell>
          <table:table-cell office:value-type="float" office:value="617.056" calcext:value-type="float">
            <text:p>617.056</text:p>
          </table:table-cell>
          <table:table-cell office:value-type="float" office:value="554.27" calcext:value-type="float">
            <text:p>554.27</text:p>
          </table:table-cell>
          <table:table-cell office:value-type="float" office:value="476.924" calcext:value-type="float">
            <text:p>476.924</text:p>
          </table:table-cell>
          <table:table-cell table:number-columns-repeated="3"/>
        </table:table-row>
        <table:table-row table:style-name="ro1">
          <table:table-cell office:value-type="float" office:value="381.306" calcext:value-type="float">
            <text:p>381.306</text:p>
          </table:table-cell>
          <table:table-cell office:value-type="float" office:value="448.898" calcext:value-type="float">
            <text:p>448.898</text:p>
          </table:table-cell>
          <table:table-cell office:value-type="float" office:value="180.146" calcext:value-type="float">
            <text:p>180.146</text:p>
          </table:table-cell>
          <table:table-cell office:value-type="float" office:value="613.8" calcext:value-type="float">
            <text:p>613.8</text:p>
          </table:table-cell>
          <table:table-cell office:value-type="float" office:value="489.236" calcext:value-type="float">
            <text:p>489.236</text:p>
          </table:table-cell>
          <table:table-cell office:value-type="float" office:value="428.372" calcext:value-type="float">
            <text:p>428.372</text:p>
          </table:table-cell>
          <table:table-cell table:number-columns-repeated="3"/>
        </table:table-row>
        <table:table-row table:style-name="ro1">
          <table:table-cell office:value-type="float" office:value="381.252" calcext:value-type="float">
            <text:p>381.252</text:p>
          </table:table-cell>
          <table:table-cell office:value-type="float" office:value="444.462" calcext:value-type="float">
            <text:p>444.462</text:p>
          </table:table-cell>
          <table:table-cell office:value-type="float" office:value="180.442" calcext:value-type="float">
            <text:p>180.442</text:p>
          </table:table-cell>
          <table:table-cell office:value-type="float" office:value="622.668" calcext:value-type="float">
            <text:p>622.668</text:p>
          </table:table-cell>
          <table:table-cell office:value-type="float" office:value="479.446" calcext:value-type="float">
            <text:p>479.446</text:p>
          </table:table-cell>
          <table:table-cell office:value-type="float" office:value="442.582" calcext:value-type="float">
            <text:p>442.582</text:p>
          </table:table-cell>
          <table:table-cell table:number-columns-repeated="3"/>
        </table:table-row>
        <table:table-row table:style-name="ro1">
          <table:table-cell office:value-type="float" office:value="380.564" calcext:value-type="float">
            <text:p>380.564</text:p>
          </table:table-cell>
          <table:table-cell office:value-type="float" office:value="420.184" calcext:value-type="float">
            <text:p>420.184</text:p>
          </table:table-cell>
          <table:table-cell office:value-type="float" office:value="179.716" calcext:value-type="float">
            <text:p>179.716</text:p>
          </table:table-cell>
          <table:table-cell office:value-type="float" office:value="577.72" calcext:value-type="float">
            <text:p>577.72</text:p>
          </table:table-cell>
          <table:table-cell office:value-type="float" office:value="416.16" calcext:value-type="float">
            <text:p>416.16</text:p>
          </table:table-cell>
          <table:table-cell office:value-type="float" office:value="385.826" calcext:value-type="float">
            <text:p>385.826</text:p>
          </table:table-cell>
          <table:table-cell table:number-columns-repeated="3"/>
        </table:table-row>
        <table:table-row table:style-name="ro1">
          <table:table-cell office:value-type="float" office:value="380.584" calcext:value-type="float">
            <text:p>380.584</text:p>
          </table:table-cell>
          <table:table-cell office:value-type="float" office:value="419.656" calcext:value-type="float">
            <text:p>419.656</text:p>
          </table:table-cell>
          <table:table-cell office:value-type="float" office:value="179.76" calcext:value-type="float">
            <text:p>179.76</text:p>
          </table:table-cell>
          <table:table-cell office:value-type="float" office:value="591.06" calcext:value-type="float">
            <text:p>591.06</text:p>
          </table:table-cell>
          <table:table-cell office:value-type="float" office:value="405.51" calcext:value-type="float">
            <text:p>405.51</text:p>
          </table:table-cell>
          <table:table-cell office:value-type="float" office:value="380.8" calcext:value-type="float">
            <text:p>380.8</text:p>
          </table:table-cell>
          <table:table-cell table:number-columns-repeated="3"/>
        </table:table-row>
        <table:table-row table:style-name="ro1">
          <table:table-cell office:value-type="float" office:value="380.008" calcext:value-type="float">
            <text:p>380.008</text:p>
          </table:table-cell>
          <table:table-cell office:value-type="float" office:value="405.048" calcext:value-type="float">
            <text:p>405.048</text:p>
          </table:table-cell>
          <table:table-cell office:value-type="float" office:value="179" calcext:value-type="float">
            <text:p>179</text:p>
          </table:table-cell>
          <table:table-cell office:value-type="float" office:value="541.888" calcext:value-type="float">
            <text:p>541.888</text:p>
          </table:table-cell>
          <table:table-cell office:value-type="float" office:value="301.85" calcext:value-type="float">
            <text:p>301.85</text:p>
          </table:table-cell>
          <table:table-cell office:value-type="float" office:value="299.544" calcext:value-type="float">
            <text:p>299.544</text:p>
          </table:table-cell>
          <table:table-cell table:number-columns-repeated="3"/>
        </table:table-row>
        <table:table-row table:style-name="ro1">
          <table:table-cell office:value-type="float" office:value="379.968" calcext:value-type="float">
            <text:p>379.968</text:p>
          </table:table-cell>
          <table:table-cell office:value-type="float" office:value="399.416" calcext:value-type="float">
            <text:p>399.416</text:p>
          </table:table-cell>
          <table:table-cell office:value-type="float" office:value="179.28" calcext:value-type="float">
            <text:p>179.28</text:p>
          </table:table-cell>
          <table:table-cell office:value-type="float" office:value="571.288" calcext:value-type="float">
            <text:p>571.288</text:p>
          </table:table-cell>
          <table:table-cell office:value-type="float" office:value="310.37" calcext:value-type="float">
            <text:p>310.37</text:p>
          </table:table-cell>
          <table:table-cell office:value-type="float" office:value="297.528" calcext:value-type="float">
            <text:p>297.528</text:p>
          </table:table-cell>
          <table:table-cell table:number-columns-repeated="3"/>
        </table:table-row>
        <table:table-row table:style-name="ro1">
          <table:table-cell office:value-type="float" office:value="380.032" calcext:value-type="float">
            <text:p>380.032</text:p>
          </table:table-cell>
          <table:table-cell office:value-type="float" office:value="400.296" calcext:value-type="float">
            <text:p>400.296</text:p>
          </table:table-cell>
          <table:table-cell office:value-type="float" office:value="179.152" calcext:value-type="float">
            <text:p>179.152</text:p>
          </table:table-cell>
          <table:table-cell office:value-type="float" office:value="578.932" calcext:value-type="float">
            <text:p>578.932</text:p>
          </table:table-cell>
          <table:table-cell office:value-type="float" office:value="314.63" calcext:value-type="float">
            <text:p>314.63</text:p>
          </table:table-cell>
          <table:table-cell office:value-type="float" office:value="295.008" calcext:value-type="float">
            <text:p>295.008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7.064" calcext:value-type="float">
            <text:p>377.064</text:p>
          </table:table-cell>
          <table:table-cell office:value-type="float" office:value="178.192" calcext:value-type="float">
            <text:p>178.192</text:p>
          </table:table-cell>
          <table:table-cell office:value-type="float" office:value="504.844" calcext:value-type="float">
            <text:p>504.844</text:p>
          </table:table-cell>
          <table:table-cell office:value-type="float" office:value="135" calcext:value-type="float">
            <text:p>135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2.136" calcext:value-type="float">
            <text:p>372.136</text:p>
          </table:table-cell>
          <table:table-cell office:value-type="float" office:value="178.432" calcext:value-type="float">
            <text:p>178.432</text:p>
          </table:table-cell>
          <table:table-cell office:value-type="float" office:value="496.024" calcext:value-type="float">
            <text:p>496.024</text:p>
          </table:table-cell>
          <table:table-cell office:value-type="float" office:value="135" calcext:value-type="float">
            <text:p>135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13.176" calcext:value-type="float">
            <text:p>313.176</text:p>
          </table:table-cell>
          <table:table-cell office:value-type="float" office:value="177.016" calcext:value-type="float">
            <text:p>177.016</text:p>
          </table:table-cell>
          <table:table-cell office:value-type="float" office:value="413.704" calcext:value-type="float">
            <text:p>413.704</text:p>
          </table:table-cell>
          <table:table-cell office:value-type="float" office:value="135" calcext:value-type="float">
            <text:p>135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13" calcext:value-type="float">
            <text:p>313</text:p>
          </table:table-cell>
          <table:table-cell office:value-type="float" office:value="177.032" calcext:value-type="float">
            <text:p>177.032</text:p>
          </table:table-cell>
          <table:table-cell office:value-type="float" office:value="398.416" calcext:value-type="float">
            <text:p>398.416</text:p>
          </table:table-cell>
          <table:table-cell office:value-type="float" office:value="135" calcext:value-type="float">
            <text:p>135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13" calcext:value-type="float">
            <text:p>313</text:p>
          </table:table-cell>
          <table:table-cell office:value-type="float" office:value="173" calcext:value-type="float">
            <text:p>173</text:p>
          </table:table-cell>
          <table:table-cell office:value-type="float" office:value="117.94" calcext:value-type="float">
            <text:p>117.94</text:p>
          </table:table-cell>
          <table:table-cell office:value-type="float" office:value="135" calcext:value-type="float">
            <text:p>135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13" calcext:value-type="float">
            <text:p>313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13" calcext:value-type="float">
            <text:p>313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20:28:51.370232681</meta:creation-date>
    <dc:date>2016-04-02T20:39:51.828182094</dc:date>
    <meta:editing-duration>PT9M50S</meta:editing-duration>
    <meta:editing-cycles>3</meta:editing-cycles>
    <meta:generator>LibreOffice/4.2.8.2$Linux_x86 LibreOffice_project/420m0$Build-2</meta:generator>
    <meta:document-statistic meta:table-count="1" meta:cell-count="610" meta:object-count="0"/>
  </office:meta>
</office:document-meta>
</file>